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3" style:family="paragraph" style:parent-style-name="Heading_20_1">
      <style:paragraph-properties fo:text-align="start" style:justify-single-word="false"/>
      <style:text-properties style:font-name="Arial"/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>
            <text:p text:style-name="P7"/>
          </table:table-cell>
          <table:table-cell table:style-name="Tabell5.D1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Validering av kundformulär, JS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Mail i samband med bokning 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Bekräftelsesida- bokning 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5</text:p>
          </table:table-cell>
          <table:table-cell table:style-name="Tabell5.A2" office:value-type="string">
            <text:p text:style-name="P8">Verklig: </text:p>
          </table:table-cell>
          <table:table-cell table:style-name="Tabell5.D2" office:value-type="string">
            <text:p text:style-name="P8">113,5 sedan tidigare</text:p>
            <text:p text:style-name="P8">Totalt: </text:p>
          </table:table-cell>
        </table:table-row>
      </table:table>
      <text:h text:style-name="P12" text:outline-level="1"/>
      <text:h text:style-name="P12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ext:soft-page-break/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2" text:outline-level="1"/>
      <text:h text:style-name="P12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3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3" text:outline-level="1"><text:soft-page-break/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4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4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12T21:34:38</dc:date>
    <meta:editing-duration>P22DT3H1M53S</meta:editing-duration>
    <meta:editing-cycles>138</meta:editing-cycles>
    <meta:generator>OpenOffice/4.1.0$Unix OpenOffice.org_project/410m18$Build-9764</meta:generator>
    <meta:document-statistic meta:table-count="5" meta:image-count="0" meta:object-count="0" meta:page-count="4" meta:paragraph-count="241" meta:word-count="608" meta:character-count="3350"/>
  </office:meta>
</office:document-meta>
</file>